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2" svg:font-family="'Lucida Sans'" style:font-family-generic="swiss"/>
    <style:font-face style:name="Source Code Pro Light4" svg:font-family="'Source Code Pro Light'" style:font-family-generic="modern" style:font-pitch="fixed"/>
    <style:font-face style:name="Source Code Pro Light1" svg:font-family="'Source Code Pro Light'" style:font-adornments="Semibold" style:font-family-generic="modern" style:font-pitch="fixed"/>
    <style:font-face style:name="Source Code Pro Light2" svg:font-family="'Source Code Pro Light'" style:font-adornments="Standard" style:font-family-generic="modern" style:font-pitch="fixed"/>
    <style:font-face style:name="Microsoft YaHei1" svg:font-family="'Microsoft YaHei'" style:font-pitch="variable"/>
    <style:font-face style:name="OpenSymbol1" svg:font-family="OpenSymbol, 'Arial Unicode MS'" style:font-pitch="variable"/>
    <style:font-face style:name="源ノ角ゴシック Bold3" svg:font-family="'源ノ角ゴシック Bold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1" svg:font-family="'Liberation Sans'" style:font-family-generic="modern" style:font-pitch="variable"/>
    <style:font-face style:name="Source Code Pro Light3" svg:font-family="'Source Code Pro Light'" style:font-family-generic="modern" style:font-pitch="variable"/>
    <style:font-face style:name="Source Code Pro Light" svg:font-family="'Source Code Pro Light'" style:font-adornments="Semibold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ucida Sans1" svg:font-family="'Lucida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09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cm"/>
    </style:style>
    <style:style style:name="pr1" style:family="presentation" style:parent-style-name="midnightblue-title">
      <style:graphic-properties draw:auto-grow-height="true" fo:min-height="3.467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>
      <style:graphic-properties draw:stroke="solid" svg:stroke-width="0.2cm" svg:stroke-color="#000000" draw:marker-start-width="0.8cm" draw:marker-end-width="0.8cm" draw:fill="solid" draw:fill-color="#b2b2b2" fo:min-height="13.75cm" fo:padding-top="0.1cm" fo:padding-bottom="0.1cm" fo:padding-left="0.1cm" fo:padding-right="0.1cm"/>
    </style:style>
    <style:style style:name="P1" style:family="paragraph">
      <loext:graphic-properties draw:fill-color="#ffffff"/>
      <style:text-properties fo:font-size="88pt" style:font-size-asian="28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paragraph-properties fo:margin-top="1cm" fo:margin-bottom="0.5cm"/>
    </style:style>
    <style:style style:name="P5" style:family="paragraph">
      <loext:graphic-properties draw:fill="solid" draw:fill-color="#b2b2b2"/>
      <style:paragraph-properties fo:margin-top="1cm" fo:margin-bottom="0.5cm"/>
      <style:text-properties style:font-name="Source Code Pro Light2" fo:font-size="32pt" fo:font-weight="250" style:font-size-asian="28pt" style:font-size-complex="32pt"/>
    </style:style>
    <style:style style:name="P6" style:family="paragraph">
      <style:paragraph-properties fo:margin-left="0cm" fo:margin-right="0cm" fo:margin-top="1cm" fo:margin-bottom="0.5cm" fo:text-indent="0cm" style:punctuation-wrap="hanging"/>
    </style:style>
    <style:style style:name="P7" style:family="paragraph">
      <loext:graphic-properties draw:fill="none" draw:fill-color="#ffffff"/>
    </style:style>
    <style:style style:name="T1" style:family="text">
      <style:text-properties fo:font-size="88pt" style:font-size-asian="28pt" style:font-size-complex="32pt"/>
    </style:style>
    <style:style style:name="T2" style:family="text">
      <style:text-properties fo:font-size="44pt" style:font-size-asian="28pt" style:font-size-complex="32pt"/>
    </style:style>
    <style:style style:name="T3" style:family="text">
      <style:text-properties style:font-name="Source Code Pro Light2" fo:font-size="32pt" fo:font-weight="250" style:font-size-asian="28pt" style:font-size-complex="32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ource Code Pro Light2" fo:font-size="32pt" fo:font-style="normal" fo:text-shadow="none" style:text-underline-style="none" fo:font-weight="25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2c3e50" style:font-name="Source Code Pro Light2" fo:font-size="32pt" fo:font-weight="250" style:letter-kerning="true" style:font-name-asian="源ノ角ゴシック Bold2" style:font-size-asian="28pt" style:font-weight-asian="bold" style:font-name-complex="FreeSans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Alexander, Robin und David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<text:span text:style-name="T1">Informatik A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Informatik AG</text:p>
          </draw:text-box>
        </draw:frame>
        <draw:frame presentation:style-name="pr2" draw:text-style-name="P1" draw:layer="layout" svg:width="26cm" svg:height="14cm" svg:x="1cm" svg:y="5.5cm" presentation:class="subtitle">
          <draw:text-box>
            <text:p><text:span text:style-name="T1">Organisatorisch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formatik AG<text:tab/>-<text:tab/>Organisatorisch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<text:span text:style-name="T2">Github</text:span></text:p>
              </text:list-header>
              <text:list-item>
                <text:p>Repository</text:p>
              </text:list-item>
              <text:list-item>
                <text:p>Weboberfäche</text:p>
              </text:list-item>
              <text:list-item>
                <text:p>Soft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formatik AG<text:tab/>-<text:tab/>Python Shell</text:p>
          </draw:text-box>
        </draw:frame>
        <draw:frame presentation:style-name="pr7" draw:text-style-name="P5" draw:layer="layout" svg:width="26cm" svg:height="13.1cm" svg:x="1cm" svg:y="5.5cm" presentation:class="outline" presentation:user-transformed="true">
          <draw:text-box>
            <text:list text:style-name="L2">
              <text:list-header>
                <text:p text:style-name="P4"><text:span text:style-name="T3"><text:line-break/></text:span><text:span text:style-name="T3">&gt;&gt;&gt; print(„hello world“)</text:span><text:span text:style-name="T3"><text:line-break/></text:span><text:span text:style-name="T3">hello world</text:span><text:span text:style-name="T3"><text:line-break/></text:span><text:span text:style-name="T3"><text:line-break/></text:span><text:span text:style-name="T3">&gt;&gt;&gt; print(„spam “ * 3)</text:span><text:span text:style-name="T3"><text:line-break/></text:span><text:span text:style-name="T3">spam spam spam</text:span><text:span text:style-name="T3"><text:line-break/></text:span><text:span text:style-name="T3"><text:line-break/></text:span><text:span text:style-name="T3">&gt;&gt;&gt; print(4, „spam“, „and“, 1, „ham“)</text:span><text:span text:style-name="T3"><text:line-break/></text:span><text:span text:style-name="T3">4 spam and 1 ham</text:span><text:span text:style-name="T4"><text:line-break/></text:span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formatik AG<text:tab/>-<text:tab/>Python Shell</text:p>
          </draw:text-box>
        </draw:frame>
        <draw:frame presentation:style-name="pr7" draw:text-style-name="P5" draw:layer="layout" svg:width="26cm" svg:height="13.1cm" svg:x="1cm" svg:y="5.5cm" presentation:class="outline" presentation:user-transformed="true">
          <draw:text-box>
            <text:list text:style-name="L2">
              <text:list-header>
                <text:p text:style-name="P4"><text:span text:style-name="T3"><text:line-break/></text:span><text:span text:style-name="T3">&gt;&gt;&gt; print(13,7)</text:span><text:span text:style-name="T3"><text:line-break/></text:span><text:span text:style-name="T3">13 7</text:span><text:span text:style-name="T3"><text:line-break/></text:span><text:span text:style-name="T3"><text:line-break/></text:span><text:span text:style-name="T3">&gt;&gt;&gt; print(„13,7“)</text:span><text:span text:style-name="T3"><text:line-break/></text:span><text:span text:style-name="T3">13,7</text:span><text:span text:style-name="T3"><text:line-break/></text:span><text:span text:style-name="T3"><text:line-break/></text:span><text:span text:style-name="T3">&gt;&gt;&gt; print(4, „spam“, „and“, 1, „ham“)</text:span><text:span text:style-name="T3"><text:line-break/></text:span><text:span text:style-name="T3">4 spam and 1 ham</text:span><text:span text:style-name="T4"><text:line-break/></text:span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formatik AG<text:tab/>-<text:tab/>Python Shell</text:p>
          </draw:text-box>
        </draw:frame>
        <draw:frame presentation:style-name="pr7" draw:text-style-name="P5" draw:layer="layout" svg:width="26cm" svg:height="13.1cm" svg:x="1cm" svg:y="5.5cm" presentation:class="outline" presentation:user-transformed="true">
          <draw:text-box>
            <text:list text:style-name="L2">
              <text:list-header>
                <text:p text:style-name="P4"><text:span text:style-name="T3"><text:line-break/></text:span><text:span text:style-name="T3">&gt;&gt;&gt; 13 + 5</text:span><text:span text:style-name="T3"><text:line-break/></text:span><text:span text:style-name="T3">18</text:span><text:span text:style-name="T3"><text:line-break/></text:span><text:span text:style-name="T3"><text:line-break/></text:span><text:span text:style-name="T3">&gt;&gt;&gt; 13 * 5</text:span><text:span text:style-name="T3"><text:line-break/></text:span><text:span text:style-name="T3">65</text:span><text:span text:style-name="T3"><text:line-break/></text:span><text:span text:style-name="T3"><text:line-break/></text:span><text:span text:style-name="T3">&gt;&gt;&gt; 7 / 2</text:span><text:span text:style-name="T3"><text:line-break/></text:span><text:span text:style-name="T4">3.5</text:span></text:p>
              </text:list-header>
            </text:list>
          </draw:text-box>
        </draw:frame>
        <draw:frame draw:style-name="gr2" draw:text-style-name="P7" draw:layer="layout" svg:width="11.8cm" svg:height="11.627cm" svg:x="15cm" svg:y="6.859cm">
          <draw:text-box>
            <text:p text:style-name="P6"><text:span text:style-name="T5">&gt;&gt;&gt; 27 % 5</text:span><text:span text:style-name="T5"><text:line-break/></text:span><text:span text:style-name="T5">2</text:span><text:span text:style-name="T5"><text:line-break/></text:span><text:span text:style-name="T5"><text:line-break/></text:span><text:span text:style-name="T5">&gt;&gt;&gt; 27 // 5</text:span><text:span text:style-name="T5"><text:line-break/></text:span><text:span text:style-name="T5">5</text:span><text:span text:style-name="T5"><text:line-break/></text:span><text:span text:style-name="T5"><text:line-break/></text:span><text:span text:style-name="T5">&gt;&gt;&gt; 3 ** 3</text:span><text:span text:style-name="T5"><text:line-break/></text:span><text:span text:style-name="T5">2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formatik AG<text:tab/>-<text:tab/>Python Shell</text:p>
          </draw:text-box>
        </draw:frame>
        <draw:frame presentation:style-name="pr7" draw:text-style-name="P5" draw:layer="layout" svg:width="26cm" svg:height="13.1cm" svg:x="1cm" svg:y="5.5cm" presentation:class="outline" presentation:user-transformed="true">
          <draw:text-box>
            <text:list text:style-name="L2">
              <text:list-header>
                <text:p text:style-name="P4"><text:span text:style-name="T3"><text:line-break/></text:span><text:span text:style-name="T3">&gt;&gt;&gt; 1 &lt; 2</text:span><text:span text:style-name="T3"><text:line-break/></text:span><text:span text:style-name="T3">True</text:span><text:span text:style-name="T3"><text:line-break/></text:span><text:span text:style-name="T3"><text:line-break/></text:span><text:span text:style-name="T3">&gt;&gt;&gt; 1 == 2</text:span><text:span text:style-name="T3"><text:line-break/></text:span><text:span text:style-name="T3">False</text:span><text:span text:style-name="T3"><text:line-break/></text:span><text:span text:style-name="T3"><text:line-break/></text:span><text:span text:style-name="T3">&gt;&gt;&gt; 1 != 2</text:span><text:span text:style-name="T3"><text:line-break/></text:span><text:span text:style-name="T3">True</text:span><text:span text:style-name="T4"><text:line-break/></text:span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formatik AG<text:tab/>-<text:tab/>Python Shell</text:p>
          </draw:text-box>
        </draw:frame>
        <draw:frame presentation:style-name="pr7" draw:text-style-name="P5" draw:layer="layout" svg:width="26cm" svg:height="13.1cm" svg:x="1cm" svg:y="5.5cm" presentation:class="outline" presentation:user-transformed="true">
          <draw:text-box>
            <text:p><text:span text:style-name="T3"><text:line-break/></text:span><text:span text:style-name="T3">&gt;&gt;&gt; print(„spam“, „spam“, „spam“,</text:span><text:span text:style-name="T3"><text:line-break/></text:span><text:span text:style-name="T3"><text:tab/></text:span><text:span text:style-name="T3"><text:tab/></text:span><text:span text:style-name="T3">sep='-')</text:span><text:span text:style-name="T3"><text:line-break/></text:span><text:span text:style-name="T3">spam-spam-spam</text:span><text:span text:style-name="T3"><text:line-break/></text:span><text:span text:style-name="T3"><text:line-break/></text:span><text:span text:style-name="T3">&gt;&gt;&gt; print(„spam“, „ham“, „spam“,</text:span><text:span text:style-name="T3"><text:line-break/></text:span><text:span text:style-name="T3"><text:tab/></text:span><text:span text:style-name="T3"><text:tab/></text:span><text:span text:style-name="T3">sep=' and ')</text:span><text:span text:style-name="T3"><text:line-break/></text:span><text:span text:style-name="T3">spam and ham and spam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formatik AG<text:tab/>-<text:tab/>Python Shell</text:p>
          </draw:text-box>
        </draw:frame>
        <draw:frame presentation:style-name="pr7" draw:text-style-name="P5" draw:layer="layout" svg:width="26cm" svg:height="13.1cm" svg:x="1cm" svg:y="5.5cm" presentation:class="outline" presentation:user-transformed="true">
          <draw:text-box>
            <text:list text:style-name="L2">
              <text:list-header>
                <text:p text:style-name="P4"><text:span text:style-name="T3"><text:line-break/></text:span><text:span text:style-name="T3">&gt;&gt;&gt; name = „Alex“</text:span><text:span text:style-name="T3"><text:line-break/></text:span><text:span text:style-name="T3">&gt;&gt;&gt; print(name)</text:span><text:span text:style-name="T3"><text:line-break/></text:span><text:span text:style-name="T3">Alex</text:span><text:span text:style-name="T3"><text:line-break/></text:span><text:span text:style-name="T3"><text:line-break/></text:span><text:span text:style-name="T3">&gt;&gt;&gt; name += „ander“</text:span><text:span text:style-name="T3"><text:line-break/></text:span><text:span text:style-name="T3">&gt;&gt;&gt; print(name)</text:span><text:span text:style-name="T3"><text:line-break/></text:span><text:span text:style-name="T3">Alexander</text:span><text:span text:style-name="T4"><text:line-break/></text:span><text:span text:style-name="T4"/></text:p>
              </text:list-header>
            </text:list>
          </draw:text-box>
        </draw:frame>
        <draw:frame draw:style-name="gr3" draw:text-style-name="P7" draw:layer="layout" svg:width="11.2cm" svg:height="11.8cm" svg:x="15.6cm" svg:y="6.6cm">
          <draw:text-box>
            <text:list text:style-name="L1">
              <text:list-header>
                <text:p><text:span text:style-name="T3">&gt;&gt;&gt; name = „spam “ * 3</text:span><text:span text:style-name="T3"><text:line-break/></text:span><text:span text:style-name="T3">&gt;&gt;&gt; print(name)</text:span><text:span text:style-name="T3"><text:line-break/></text:span><text:span text:style-name="T3">spam spam spa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formatik AG<text:tab/>-<text:tab/>Python Shell</text:p>
          </draw:text-box>
        </draw:frame>
        <draw:frame presentation:style-name="pr7" draw:text-style-name="P5" draw:layer="layout" svg:width="26cm" svg:height="13.1cm" svg:x="1cm" svg:y="5.5cm" presentation:class="outline" presentation:user-transformed="true">
          <draw:text-box>
            <text:list text:style-name="L2">
              <text:list-header>
                <text:p text:style-name="P4"><text:span text:style-name="T3"><text:line-break/></text:span><text:span text:style-name="T3">&gt;&gt;&gt; name = „spam “ * 3</text:span><text:span text:style-name="T3"><text:line-break/></text:span><text:span text:style-name="T3">&gt;&gt;&gt; print(name)</text:span><text:span text:style-name="T3"><text:line-break/></text:span><text:span text:style-name="T3">spam spam spam </text:span><text:span text:style-name="T3"><text:line-break/></text:span><text:span text:style-name="T3"><text:line-break/></text:span><text:span text:style-name="T3">&gt;&gt;&gt; name += „ander“</text:span><text:span text:style-name="T3"><text:line-break/></text:span><text:span text:style-name="T3">&gt;&gt;&gt; print(name)</text:span><text:span text:style-name="T3"><text:line-break/></text:span><text:span text:style-name="T3">Alexander</text:span><text:span text:style-name="T4"><text:line-break/></text:span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2" svg:font-family="'Lucida Sans'" style:font-family-generic="swiss"/>
    <style:font-face style:name="Source Code Pro Light4" svg:font-family="'Source Code Pro Light'" style:font-family-generic="modern" style:font-pitch="fixed"/>
    <style:font-face style:name="Source Code Pro Light1" svg:font-family="'Source Code Pro Light'" style:font-adornments="Semibold" style:font-family-generic="modern" style:font-pitch="fixed"/>
    <style:font-face style:name="Source Code Pro Light2" svg:font-family="'Source Code Pro Light'" style:font-adornments="Standard" style:font-family-generic="modern" style:font-pitch="fixed"/>
    <style:font-face style:name="Microsoft YaHei1" svg:font-family="'Microsoft YaHei'" style:font-pitch="variable"/>
    <style:font-face style:name="OpenSymbol1" svg:font-family="OpenSymbol, 'Arial Unicode MS'" style:font-pitch="variable"/>
    <style:font-face style:name="源ノ角ゴシック Bold3" svg:font-family="'源ノ角ゴシック Bold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1" svg:font-family="'Liberation Sans'" style:font-family-generic="modern" style:font-pitch="variable"/>
    <style:font-face style:name="Source Code Pro Light3" svg:font-family="'Source Code Pro Light'" style:font-family-generic="modern" style:font-pitch="variable"/>
    <style:font-face style:name="Source Code Pro Light" svg:font-family="'Source Code Pro Light'" style:font-adornments="Semibold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ucida Sans1" svg:font-family="'Lucida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Lucida Sans1" style:font-family-asian="'Lucida Sans'" style:font-family-generic-asian="swiss" style:font-pitch-asian="variable" style:font-size-asian="12pt" style:language-asian="hi" style:country-asian="IN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erzeichnis" style:family="graphic">
      <style:paragraph-properties style:text-autospace="none"/>
      <style:text-properties style:font-name-asian="Lucida Sans2" style:font-family-asian="'Lucida Sans'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Lucida Sans2" style:font-family-asian="'Lucida Sans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Lucida Sans2" style:font-family-asian="'Lucida Sans'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4T14:26:56.791000000</meta:creation-date>
    <dc:date>2016-11-14T16:28:30.521000000</dc:date>
    <meta:editing-duration>PT1H26M1S</meta:editing-duration>
    <meta:editing-cycles>6</meta:editing-cycles>
    <meta:generator>LibreOffice/5.0.6.3$Windows_x86 LibreOffice_project/490fc03b25318460cfc54456516ea2519c11d1aa</meta:generator>
    <meta:document-statistic meta:object-count="77"/>
  </office:meta>
</office:document-meta>
</file>